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1db" officeooo:paragraph-rsid="001db1db"/>
    </style:style>
    <style:style style:name="P2" style:family="paragraph" style:parent-style-name="Standard" style:list-style-name="L1">
      <style:text-properties officeooo:rsid="001db1db" officeooo:paragraph-rsid="001db1db"/>
    </style:style>
    <style:style style:name="P3" style:family="paragraph" style:parent-style-name="Standard" style:list-style-name="L1">
      <style:text-properties officeooo:rsid="001e6cc7" officeooo:paragraph-rsid="001e6cc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instalación libreria necesaria para mi juego</text:p>
      <text:p text:style-name="P1"/>
      <text:list xml:id="list5408172852931590372" text:style-name="L1">
        <text:list-item>
          <text:p text:style-name="P2">Crear un proyecto nuevo vacio:</text:p>
          <text:p text:style-name="P2">File&gt;New&gt;Java Project</text:p>
          <text:p text:style-name="P2">Pones de nombre Juego y dejas la opciones por defecto y Finish</text:p>
        </text:list-item>
        <text:list-item>
          <text:p text:style-name="P2">Click derecho en el proyecto:</text:p>
          <text:p text:style-name="P2">Properties&gt;Java Buil Path&gt;Add External JARs…</text:p>
          <text:p text:style-name="P2">Seleccionas el commons-lang3-3.7.jar que esta dentro de la carpeta commons-lang3-3.7 y le das a OK. Y Apply and Close</text:p>
        </text:list-item>
        <text:list-item>
          <text:p text:style-name="P2">Ahora vas a la carpeta donde se guardan los proyectos suele ser en el home/eclipse-workspace/Juego/src/ y pones el juego.java dentro</text:p>
        </text:list-item>
        <text:list-item>
          <text:p text:style-name="P3">Ahora vas al ecplise y en la carpeta src del proyecto Juego click derecho y refresh y ya te saldrá un package y dentro el juego.java</text:p>
        </text:list-item>
        <text:list-item>
          <text:p text:style-name="P3">Ahora solo queda ejecutarl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9:35:42.088810306</meta:creation-date>
    <dc:date>2017-12-20T19:48:22.759188123</dc:date>
    <meta:editing-duration>PT2M20S</meta:editing-duration>
    <meta:editing-cycles>1</meta:editing-cycles>
    <meta:document-statistic meta:table-count="0" meta:image-count="0" meta:object-count="0" meta:page-count="1" meta:paragraph-count="10" meta:word-count="114" meta:character-count="652" meta:non-whitespace-character-count="557"/>
    <meta:generator>LibreOffice/5.1.6.2$Linux_X86_64 LibreOffice_project/10m0$Build-2</meta:generator>
  </office:meta>
</office:document-meta>
</file>